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officeooo:rsid="0012d424" officeooo:paragraph-rsid="0012d424"/>
    </style:style>
    <style:style style:name="P2" style:family="paragraph" style:parent-style-name="Text_20_body">
      <style:paragraph-properties fo:margin-top="0cm" fo:margin-bottom="0cm" style:contextual-spacing="false"/>
      <style:text-properties officeooo:rsid="00188442" officeooo:paragraph-rsid="00188442"/>
    </style:style>
    <style:style style:name="P3" style:family="paragraph" style:parent-style-name="Text_20_body">
      <style:paragraph-properties fo:margin-top="0cm" fo:margin-bottom="0cm" style:contextual-spacing="false"/>
      <style:text-properties fo:font-weight="normal" officeooo:rsid="00193963" officeooo:paragraph-rsid="00188442" style:font-weight-asian="normal" style:font-weight-complex="normal"/>
    </style:style>
    <style:style style:name="P4" style:family="paragraph" style:parent-style-name="Text_20_body">
      <style:paragraph-properties fo:margin-top="0cm" fo:margin-bottom="0cm" style:contextual-spacing="false"/>
      <style:text-properties fo:font-style="normal" officeooo:rsid="00193963" officeooo:paragraph-rsid="00193963" style:font-style-asian="normal" style:font-style-complex="normal"/>
    </style:style>
    <style:style style:name="P5" style:family="paragraph" style:parent-style-name="Text_20_body">
      <style:paragraph-properties fo:margin-top="0cm" fo:margin-bottom="0cm" style:contextual-spacing="false"/>
      <style:text-properties fo:font-style="normal" officeooo:rsid="0028003b" officeooo:paragraph-rsid="0028003b" style:font-style-asian="normal" style:font-style-complex="normal"/>
    </style:style>
    <style:style style:name="P6" style:family="paragraph" style:parent-style-name="Text_20_body">
      <style:paragraph-properties fo:margin-top="0cm" fo:margin-bottom="0cm" style:contextual-spacing="false"/>
      <style:text-properties officeooo:rsid="0012e178"/>
    </style:style>
    <style:style style:name="P7" style:family="paragraph" style:parent-style-name="Text_20_body">
      <style:paragraph-properties fo:margin-top="0cm" fo:margin-bottom="0cm" style:contextual-spacing="false"/>
      <style:text-properties officeooo:rsid="0012e178" officeooo:paragraph-rsid="00250280"/>
    </style:style>
    <style:style style:name="P8" style:family="paragraph" style:parent-style-name="Text_20_body">
      <style:paragraph-properties fo:margin-top="0cm" fo:margin-bottom="0cm" style:contextual-spacing="false"/>
      <style:text-properties officeooo:rsid="001c1a24" officeooo:paragraph-rsid="001c1a24"/>
    </style:style>
    <style:style style:name="P9" style:family="paragraph" style:parent-style-name="Standard">
      <loext:graphic-properties draw:fill-hatch-name="hatch"/>
      <style:paragraph-properties fo:margin-top="0cm" fo:margin-bottom="0cm" style:contextual-spacing="false"/>
      <style:text-properties fo:font-size="9pt" officeooo:rsid="0023e637" officeooo:paragraph-rsid="0023e637" style:font-size-asian="7.84999990463257pt" style:font-size-complex="9pt"/>
    </style:style>
    <style:style style:name="P10" style:family="paragraph" style:parent-style-name="Text_20_body">
      <loext:graphic-properties draw:fill-gradient-name="gradient" draw:fill-hatch-name="hatch"/>
      <style:paragraph-properties fo:margin-top="0cm" fo:margin-bottom="0cm" style:contextual-spacing="true" fo:line-height="100%"/>
      <style:text-properties fo:font-size="9pt" officeooo:rsid="00215dd8" officeooo:paragraph-rsid="00281ff6" style:font-size-asian="9pt" style:font-size-complex="9pt"/>
    </style:style>
    <style:style style:name="P11" style:family="paragraph" style:parent-style-name="Text_20_body">
      <loext:graphic-properties draw:fill-gradient-name="gradient" draw:fill-hatch-name="hatch"/>
      <style:paragraph-properties fo:margin-top="0cm" fo:margin-bottom="0cm" style:contextual-spacing="false" fo:line-height="100%"/>
      <style:text-properties fo:font-size="9pt" officeooo:rsid="002057b7" officeooo:paragraph-rsid="0028a11f" style:font-size-asian="9pt" style:font-size-complex="9pt"/>
    </style:style>
    <style:style style:name="P12" style:family="paragraph" style:parent-style-name="Text_20_body">
      <loext:graphic-properties draw:fill-gradient-name="gradient" draw:fill-hatch-name="hatch"/>
      <style:paragraph-properties fo:margin-top="0cm" fo:margin-bottom="0cm" style:contextual-spacing="true" fo:line-height="100%"/>
      <style:text-properties fo:font-size="9pt" officeooo:paragraph-rsid="00281ff6" style:font-size-asian="9pt" style:font-size-complex="9pt"/>
    </style:style>
    <style:style style:name="P13" style:family="paragraph" style:parent-style-name="Text_20_body">
      <loext:graphic-properties draw:fill-gradient-name="gradient" draw:fill-hatch-name="hatch"/>
      <style:paragraph-properties fo:margin-top="0cm" fo:margin-bottom="0cm" style:contextual-spacing="true" fo:line-height="100%"/>
      <style:text-properties fo:font-size="9pt" officeooo:paragraph-rsid="0029c2ff" style:font-size-asian="9pt" style:font-size-complex="9pt"/>
    </style:style>
    <style:style style:name="P14" style:family="paragraph" style:parent-style-name="Text_20_body">
      <loext:graphic-properties draw:fill-gradient-name="gradient" draw:fill-hatch-name="hatch"/>
      <style:paragraph-properties fo:margin-top="0cm" fo:margin-bottom="0cm" style:contextual-spacing="true" fo:line-height="100%"/>
      <style:text-properties fo:font-size="9pt" officeooo:paragraph-rsid="002bcd86" style:font-size-asian="9pt" style:font-size-complex="9pt"/>
    </style:style>
    <style:style style:name="P15" style:family="paragraph" style:parent-style-name="Standard">
      <style:text-properties officeooo:rsid="0023e637" officeooo:paragraph-rsid="0023e637"/>
    </style:style>
    <style:style style:name="P16" style:family="paragraph" style:parent-style-name="Standard">
      <style:text-properties officeooo:rsid="0023e637" officeooo:paragraph-rsid="00250280"/>
    </style:style>
    <style:style style:name="P17" style:family="paragraph" style:parent-style-name="Standard">
      <loext:graphic-properties draw:fill-hatch-name="hatch"/>
      <style:paragraph-properties fo:margin-top="0cm" fo:margin-bottom="0cm" style:contextual-spacing="false"/>
      <style:text-properties fo:font-size="7pt" officeooo:rsid="0023e637" officeooo:paragraph-rsid="0023e637" style:font-size-asian="7pt" style:font-size-complex="7pt"/>
    </style:style>
    <style:style style:name="P18" style:family="paragraph" style:parent-style-name="Standard">
      <style:text-properties fo:font-size="7pt" officeooo:rsid="0023e637" officeooo:paragraph-rsid="00250280" style:font-size-asian="7pt" style:font-size-complex="7pt"/>
    </style:style>
    <style:style style:name="P19" style:family="paragraph" style:parent-style-name="Standard">
      <style:text-properties fo:font-size="7pt" officeooo:rsid="00250280" officeooo:paragraph-rsid="0023e637" style:font-size-asian="7pt" style:font-size-complex="7pt"/>
    </style:style>
    <style:style style:name="P20" style:family="paragraph" style:parent-style-name="Standard">
      <style:text-properties officeooo:paragraph-rsid="0023e637"/>
    </style:style>
    <style:style style:name="P21" style:family="paragraph" style:parent-style-name="Text_20_body">
      <style:paragraph-properties fo:margin-top="0cm" fo:margin-bottom="0cm" style:contextual-spacing="false"/>
      <style:text-properties officeooo:rsid="00193963" officeooo:paragraph-rsid="0028a11f"/>
    </style:style>
    <style:style style:name="P22" style:family="paragraph" style:parent-style-name="Text_20_body">
      <style:paragraph-properties fo:margin-top="0cm" fo:margin-bottom="0cm" style:contextual-spacing="false"/>
      <style:text-properties officeooo:rsid="0028003b" officeooo:paragraph-rsid="0028003b"/>
    </style:style>
    <style:style style:name="P23" style:family="paragraph" style:parent-style-name="Text_20_body">
      <style:text-properties officeooo:paragraph-rsid="00281ff6"/>
    </style:style>
    <style:style style:name="P24" style:family="paragraph" style:parent-style-name="Text_20_body">
      <style:text-properties officeooo:rsid="001e771c" officeooo:paragraph-rsid="00281ff6"/>
    </style:style>
    <style:style style:name="P25" style:family="paragraph" style:parent-style-name="Text_20_body">
      <style:paragraph-properties fo:margin-top="0cm" fo:margin-bottom="0cm" style:contextual-spacing="false"/>
      <style:text-properties fo:font-style="normal" officeooo:rsid="00193963" officeooo:paragraph-rsid="00193963" style:font-style-asian="normal" style:font-style-complex="normal"/>
    </style:style>
    <style:style style:name="P26" style:family="paragraph" style:parent-style-name="Text_20_body">
      <loext:graphic-properties draw:fill-gradient-name="gradient" draw:fill-hatch-name="hatch"/>
      <style:paragraph-properties fo:margin-top="0cm" fo:margin-bottom="0cm" style:contextual-spacing="true" fo:line-height="100%"/>
      <style:text-properties fo:font-size="9pt" officeooo:paragraph-rsid="002c2edb" style:font-size-asian="9pt" style:font-size-complex="9pt"/>
    </style:style>
    <style:style style:name="P27" style:family="paragraph" style:parent-style-name="Text_20_body">
      <loext:graphic-properties draw:fill-gradient-name="gradient" draw:fill-hatch-name="hatch"/>
      <style:paragraph-properties fo:margin-top="0cm" fo:margin-bottom="0cm" style:contextual-spacing="true" fo:line-height="100%"/>
      <style:text-properties fo:font-size="9pt" officeooo:paragraph-rsid="002f8542" style:font-size-asian="9pt" style:font-size-complex="9pt"/>
    </style:style>
    <style:style style:name="T1" style:family="text">
      <style:text-properties fo:font-weight="bold" style:font-weight-asian="bold" style:font-weight-complex="bold"/>
    </style:style>
    <style:style style:name="T2" style:family="text">
      <style:text-properties fo:font-weight="bold" officeooo:rsid="0016ebaa" style:font-weight-asian="bold" style:font-weight-complex="bold"/>
    </style:style>
    <style:style style:name="T3" style:family="text">
      <style:text-properties fo:font-weight="bold" officeooo:rsid="001da9d8"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93963" style:font-weight-asian="normal" style:font-weight-complex="normal"/>
    </style:style>
    <style:style style:name="T6" style:family="text">
      <style:text-properties fo:font-weight="normal" officeooo:rsid="00274e7d" style:font-weight-asian="normal" style:font-weight-complex="normal"/>
    </style:style>
    <style:style style:name="T7" style:family="text">
      <style:text-properties fo:font-weight="normal" officeooo:rsid="0028a11f" style:font-weight-asian="normal" style:font-weight-complex="normal"/>
    </style:style>
    <style:style style:name="T8" style:family="text">
      <style:text-properties fo:font-weight="normal" officeooo:rsid="002c2edb"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188442" style:font-style-asian="italic" style:font-style-complex="italic"/>
    </style:style>
    <style:style style:name="T11" style:family="text">
      <style:text-properties fo:font-style="italic" officeooo:rsid="001c1a24" style:font-style-asian="italic" style:font-style-complex="italic"/>
    </style:style>
    <style:style style:name="T12" style:family="text">
      <style:text-properties fo:font-style="italic" officeooo:rsid="00274e7d" style:font-style-asian="italic" style:font-style-complex="italic"/>
    </style:style>
    <style:style style:name="T13" style:family="text">
      <style:text-properties fo:font-style="italic" officeooo:rsid="0020954d" style:font-style-asian="italic" style:font-style-complex="italic"/>
    </style:style>
    <style:style style:name="T14" style:family="text">
      <style:text-properties fo:font-style="italic" officeooo:rsid="0028a11f"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25c93a" style:font-style-asian="italic" style:font-weight-asian="normal" style:font-style-complex="italic" style:font-weight-complex="normal"/>
    </style:style>
    <style:style style:name="T17" style:family="text">
      <style:text-properties fo:font-style="italic" fo:font-weight="normal" officeooo:rsid="00188442" style:font-style-asian="italic" style:font-weight-asian="normal" style:font-style-complex="italic" style:font-weight-complex="normal"/>
    </style:style>
    <style:style style:name="T18" style:family="text">
      <style:text-properties officeooo:rsid="00180029"/>
    </style:style>
    <style:style style:name="T19" style:family="text">
      <style:text-properties officeooo:rsid="00188442"/>
    </style:style>
    <style:style style:name="T20" style:family="text">
      <style:text-properties officeooo:rsid="0016ebaa"/>
    </style:style>
    <style:style style:name="T21" style:family="text">
      <style:text-properties fo:font-style="normal" style:font-style-asian="normal" style:font-style-complex="normal"/>
    </style:style>
    <style:style style:name="T22" style:family="text">
      <style:text-properties fo:font-style="normal" officeooo:rsid="00188442" style:font-style-asian="normal" style:font-style-complex="normal"/>
    </style:style>
    <style:style style:name="T23" style:family="text">
      <style:text-properties fo:font-style="normal" officeooo:rsid="00234ddd" style:font-style-asian="normal" style:font-style-complex="normal"/>
    </style:style>
    <style:style style:name="T24" style:family="text">
      <style:text-properties fo:font-style="normal" officeooo:rsid="0028a11f" style:font-style-asian="normal" style:font-style-complex="normal"/>
    </style:style>
    <style:style style:name="T25" style:family="text">
      <style:text-properties fo:font-style="normal" officeooo:rsid="002bcd86" style:font-style-asian="normal" style:font-style-complex="normal"/>
    </style:style>
    <style:style style:name="T26" style:family="text">
      <style:text-properties fo:font-style="normal" officeooo:rsid="002e2483" style:font-style-asian="normal" style:font-style-complex="normal"/>
    </style:style>
    <style:style style:name="T27" style:family="text">
      <style:text-properties fo:font-style="normal" officeooo:rsid="002f0b4f"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28a11f" style:font-style-asian="normal" style:font-weight-asian="normal" style:font-style-complex="normal" style:font-weight-complex="normal"/>
    </style:style>
    <style:style style:name="T30" style:family="text">
      <style:text-properties officeooo:rsid="001c1a24"/>
    </style:style>
    <style:style style:name="T31" style:family="text">
      <style:text-properties officeooo:rsid="001e771c"/>
    </style:style>
    <style:style style:name="T32" style:family="text">
      <style:text-properties officeooo:rsid="002057b7"/>
    </style:style>
    <style:style style:name="T33" style:family="text">
      <style:text-properties officeooo:rsid="00215dd8"/>
    </style:style>
    <style:style style:name="T34" style:family="text">
      <style:text-properties officeooo:rsid="00234ddd"/>
    </style:style>
    <style:style style:name="T35" style:family="text">
      <style:text-properties officeooo:rsid="0023e637"/>
    </style:style>
    <style:style style:name="T36" style:family="text">
      <style:text-properties fo:font-size="7pt" style:font-size-asian="7pt" style:font-size-complex="7pt"/>
    </style:style>
    <style:style style:name="T37" style:family="text">
      <style:text-properties fo:font-size="7pt" officeooo:rsid="00250280" style:font-size-asian="7pt" style:font-size-complex="7pt"/>
    </style:style>
    <style:style style:name="T38" style:family="text">
      <style:text-properties officeooo:rsid="00250280"/>
    </style:style>
    <style:style style:name="T39" style:family="text">
      <style:text-properties officeooo:rsid="0026c597"/>
    </style:style>
    <style:style style:name="T40" style:family="text">
      <style:text-properties officeooo:rsid="0028003b"/>
    </style:style>
    <style:style style:name="T41" style:family="text">
      <style:text-properties officeooo:rsid="00281ff6"/>
    </style:style>
    <style:style style:name="T42" style:family="text">
      <style:text-properties officeooo:rsid="0020954d"/>
    </style:style>
    <style:style style:name="T43" style:family="text">
      <style:text-properties officeooo:rsid="0028a11f"/>
    </style:style>
    <style:style style:name="T44" style:family="text">
      <style:text-properties officeooo:rsid="0029c2ff"/>
    </style:style>
    <style:style style:name="T45" style:family="text">
      <style:text-properties officeooo:rsid="002bcd86"/>
    </style:style>
    <style:style style:name="T46" style:family="text">
      <style:text-properties officeooo:rsid="002c2edb"/>
    </style:style>
    <style:style style:name="T47" style:family="text">
      <style:text-properties officeooo:rsid="002e2483"/>
    </style:style>
    <style:style style:name="T48" style:family="text">
      <style:text-properties officeooo:rsid="002f0b4f"/>
    </style:style>
    <style:style style:name="T49" style:family="text">
      <style:text-properties officeooo:rsid="002f85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Task</text:span></text:p>
      <text:p text:style-name="P23">Este módulo gestiona <text:span text:style-name="T31">sencillas</text:span> tareas automáticas realizadas por la placa, hay que tener cuidado porque puede afectar a otros módulos y pines existentes ya que no hay control <text:span text:style-name="T41">de ello en las tareas,</text:span><text:span text:style-name="T18"> </text:span><text:span text:style-name="T41">s</text:span><text:span text:style-name="T40">e pueden crear hasta un máximo de 127 tareas. </text:span></text:p>
      <text:p text:style-name="P20"><text:span text:style-name="T35">¡¡¡Importante!!! el fichero </text:span><text:span text:style-name="T42">“</text:span><text:span text:style-name="T13">FirmataScheduler.cpp</text:span><text:span text:style-name="T42">” dentro del directorio “</text:span><text:span text:style-name="T13">scr”</text:span><text:span text:style-name="T42"> de ConfigurableFirmata, </text:span><text:span text:style-name="T38">h</text:span><text:span text:style-name="T35">ay que modificarlo </text:span><text:span text:style-name="T38">(</text:span><text:span text:style-name="T35">porque </text:span><text:span text:style-name="T38">si no</text:span><text:span text:style-name="T35"> está funciona </text:span><text:span text:style-name="T38">sólo </text:span><text:span text:style-name="T35">para Arduino Uno y similares</text:span><text:span text:style-name="T38">)</text:span><text:span text:style-name="T35"> de la siguiente manera:</text:span></text:p>
      <text:p text:style-name="P16"><text:s text:c="4"/><text:span text:style-name="T36"><text:s text:c="3"/>case DELAY_FIRMATA_TASK:<text:line-break/> <text:s text:c="9"/>{<text:line-break/> <text:s text:c="11"/>if (argc == 6) {<text:line-break/> <text:s text:c="13"/>argv++;<text:line-break/> <text:s text:c="13"/>Encoder7BitClass::readBinary(4, argv, argv); //decode inplace<text:line-break/> <text:s text:c="13"/>delayTask((long)argv[0] | (long)argv[1]&lt;&lt;8 | (long)argv[2]&lt;&lt;16 | (long)argv[3]&lt;&lt;24); <text:s text:c="3"/>// long is different on ESP8266 (or ESP32) and arduino<text:line-break/> <text:s text:c="11"/>}<text:line-break/> <text:s text:c="11"/>break;<text:line-break/> <text:s text:c="9"/>}<text:line-break/> <text:s text:c="7"/>case SCHEDULE_FIRMATA_TASK:<text:line-break/> <text:s text:c="9"/>{<text:line-break/> <text:s text:c="11"/>if (argc == 7) { //one byte taskid, 5 bytes to encode 4 bytes of long<text:line-break/> <text:s text:c="13"/>Encoder7BitClass::readBinary(4, argv + 2, argv + 2); //decode inplace<text:line-break/> <text:s text:c="13"/>schedule(argv[1], (long)argv[2] | (long)argv[3]&lt;&lt;8 | (long)argv[4]&lt;&lt;16 | (long)argv[5]&lt;&lt;24); <text:s text:c="2"/>// long is different on ESP8266 (or ESP32) and arduino<text:line-break/> <text:s text:c="11"/>break;</text:span></text:p>
      <text:p text:style-name="P15"><text:span text:style-name="T36"><text:s text:c="10"/></text:span><text:span text:style-name="T37">}</text:span></text:p>
      <text:p text:style-name="P19"/>
      <text:p text:style-name="P18">Y esta parte </text:p>
      <text:p text:style-name="P18"/>
      <text:p text:style-name="P18">void FirmataScheduler::reportTask(byte id, firmata_task* task, boolean error)<text:line-break/>{<text:line-break/> <text:s text:c="3"/>Encoder7BitClass encoder;<text:line-break/> <text:s text:c="3"/>Firmata.write(START_SYSEX);<text:line-break/> <text:s text:c="3"/>Firmata.write(SCHEDULER_DATA);<text:line-break/> <text:s text:c="3"/>if (error) {<text:line-break/> <text:s text:c="7"/>Firmata.write(ERROR_TASK_REPLY);<text:line-break/> <text:s text:c="3"/>}<text:line-break/> <text:s text:c="3"/>else {<text:line-break/> <text:s text:c="7"/>Firmata.write(QUERY_TASK_REPLY);<text:line-break/> <text:s text:c="3"/>}</text:p>
      <text:p text:style-name="P17">Firmata.write(id);<text:line-break/> <text:s text:c="3"/>if (task) {<text:line-break/> <text:s text:c="7"/>encoder.startBinaryWrite();<text:line-break/> <text:s text:c="3"/>// because long and int are different on ESP8266 (or ESP32) and arduino<text:line-break/> <text:s text:c="11"/>// write time_ms<text:line-break/> <text:s text:c="7"/>encoder.writeBinary(task-&gt;time_ms &amp; 0xFF); <text:line-break/> <text:s text:c="7"/>encoder.writeBinary((task-&gt;time_ms &gt;&gt; 8) &amp; 0xFF); <text:s/><text:line-break/> <text:s text:c="7"/>encoder.writeBinary((task-&gt;time_ms &gt;&gt; 16) &amp; 0xFF); <text:line-break/> <text:s text:c="7"/>encoder.writeBinary((task-&gt;time_ms &gt;&gt; 24) &amp; 0xFF); <text:line-break/> <text:s text:c="10"/>// write len<text:line-break/> <text:s text:c="7"/>encoder.writeBinary(task-&gt;len &amp; 0xFF); <text:line-break/> <text:s text:c="7"/>encoder.writeBinary((task-&gt;len &gt;&gt; 8) &amp; 0xFF);<text:line-break/> <text:s text:c="11"/>// write pos<text:line-break/> <text:s text:c="7"/>encoder.writeBinary(task-&gt;pos &amp; 0xFF); <text:line-break/> <text:s text:c="7"/>encoder.writeBinary((task-&gt;pos &gt;&gt; 8) &amp; 0xFF); <text:line-break/> <text:s text:c="11"/>// write messages<text:line-break/> <text:s text:c="7"/>for (unsigned int i = 0; i &lt; task-&gt;len; i++) {<text:line-break/> <text:s text:c="9"/>encoder.writeBinary(task-&gt;messages[i]); <text:line-break/> <text:s text:c="7"/>} <text:s text:c="7"/><text:line-break/> <text:s text:c="3"/>encoder.endBinaryWrite();</text:p>
      <text:p text:style-name="P17"><text:s text:c="4"/>}<text:line-break/> <text:s text:c="3"/>Firmata.write(END_SYSEX);<text:line-break/>};</text:p>
      <text:p text:style-name="P9"/>
      <text:p text:style-name="P2">La<text:span text:style-name="T30">s</text:span> propiedad<text:span text:style-name="T30">es</text:span> más importante<text:span text:style-name="T30">s</text:span> s<text:span text:style-name="T30">on</text:span>:</text:p>
      <text:p text:style-name="P2"><text:span text:style-name="T2">Board</text:span><text:span text:style-name="T20">: Instancia de placa a la que pertenece.</text:span></text:p>
      <text:p text:style-name="P6"><text:span text:style-name="T1">TaskID</text:span>: <text:span text:style-name="T30">Identifica el número de tarea.</text:span></text:p>
      <text:p text:style-name="P6"><text:span text:style-name="T1">DataTask</text:span>: <text:span text:style-name="T30">Órdenes a ejecutar por la tarea, como si se enviaran a la placa.</text:span></text:p>
      <text:p text:style-name="P7"><text:span text:style-name="T1">RunOnce</text:span>: <text:span text:style-name="T30">Cuando es true, la tarea se ejecuta una vez y termina y cuando es false se añade al final de la tarea una orden </text:span><text:span text:style-name="T15">Delay</text:span><text:span text:style-name="T16">Task</text:span><text:span text:style-name="T1"> </text:span><text:span text:style-name="T38">automáticamente</text:span><text:span text:style-name="T30"> que obliga a reiniciar la tarea.</text:span></text:p>
      <text:p text:style-name="P6"><text:span text:style-name="T3">Time</text:span><text:span text:style-name="T1">Delay</text:span>: <text:span text:style-name="T30">retardo para las órdenes </text:span><text:span text:style-name="T11">DelayTask</text:span><text:span text:style-name="T30">.</text:span></text:p>
      <text:p text:style-name="P6"><text:span text:style-name="T1">RunDelay</text:span>: <text:span text:style-name="T30">retardo antes de ejecutar la tarea.</text:span></text:p>
      <text:p text:style-name="P6"/>
      <text:p text:style-name="P8">Cuando se habilita una instancia <text:span text:style-name="T9">TTask</text:span> se crea la tarea según la opción <text:span text:style-name="T9">RunOnce</text:span> y se ejecuta esta.</text:p>
      <text:p text:style-name="P2"><text:soft-page-break/>El evento más importante es:</text:p>
      <text:p text:style-name="P2"><text:span text:style-name="T1">OnQueryTask</text:span>, lanzado por la <text:span text:style-name="T1">QueryTask</text:span> devolviendo los datos de la tarea solicitada. <text:s/></text:p>
      <text:p text:style-name="P2"/>
      <text:p text:style-name="P2">Los eventos <text:span text:style-name="T1">OnEnabled</text:span> y <text:span text:style-name="T1">OnDisabled</text:span> se ejecutan justo antes de que el módulo se active y justo después de desactivarlo.</text:p>
      <text:p text:style-name="P2"><text:s/></text:p>
      <text:p text:style-name="P2"><text:span text:style-name="T6">Cuando se activa la instancia, se crea la tarea y se lanza y cuando se desactiva se para y se borra de la placa no de la instancia, no existe ninguna función para solamente detener la tarea en la placa.</text:span><text:span text:style-name="T5"> <text:s/></text:span></text:p>
      <text:p text:style-name="P3"/>
      <text:p text:style-name="P21"><text:span text:style-name="T4">Como es muy fácil cometer errores al crear </text:span><text:span text:style-name="T7">el tamaño de los</text:span><text:span text:style-name="T4"> datos </text:span><text:span text:style-name="T7">necesarios de la tarea, (un tamaño incorrecto</text:span><text:span text:style-name="T29"> </text:span><text:span text:style-name="T6">podría bloquear la </text:span><text:span text:style-name="T4">placa o mal funciona</text:span><text:span text:style-name="T6">r</text:span><text:span text:style-name="T4">), </text:span><text:span text:style-name="T8">se puso por ello en</text:span><text:span text:style-name="T4"> </text:span><text:span text:style-name="T28">todos</text:span><text:span text:style-name="T4"> l</text:span><text:span text:style-name="T8">a</text:span><text:span text:style-name="T4">s </text:span><text:span text:style-name="T8">funciones de envío</text:span><text:span text:style-name="T4"> de </text:span><text:span text:style-name="T8">órdenes</text:span><text:span text:style-name="T4"> a la placa </text:span><text:span text:style-name="T19">un parámetro optativo final llamado </text:span><text:span text:style-name="T17">write </text:span><text:span text:style-name="T19">que por defecto es </text:span><text:span text:style-name="T10">True</text:span><text:span text:style-name="T22">. </text:span><text:span text:style-name="T21">Cuando este parámetro es </text:span><text:span text:style-name="T9">True </text:span><text:span text:style-name="T19">significa que </text:span>los comandos <text:span text:style-name="T19">se e</text:span>nvían a<text:span text:style-name="T19"> la placa, si</text:span>n embargo si este parámetro se utiliza<text:span text:style-name="T19"> con </text:span>el valor<text:span text:style-name="T19"> </text:span><text:span text:style-name="T10">False</text:span><text:span text:style-name="T19"> entonces no </text:span>se <text:span text:style-name="T19">envía nada a la placa y </text:span>la función <text:span text:style-name="T19">devuelve la cadena con </text:span><text:span text:style-name="T39">la orden</text:span><text:span text:style-name="T19"> que se enviaría a la placa, </text:span>muy útil para <text:span text:style-name="T12">DataTask</text:span><text:span text:style-name="T21">.</text:span></text:p>
      <text:p text:style-name="P22"><text:span text:style-name="T21">Aunque </text:span><text:span text:style-name="T9">DataTask</text:span><text:span text:style-name="T21"> puede tener cualquier tamaño (depende de la memoria disponible en la placa), hay que tener cuidado porque si se usa la función AddDataTask, esta sólo puede enviar un máximo de 59 bytes debido a </text:span><text:span text:style-name="T9">MAX_DATA_BYTES</text:span><text:span text:style-name="T21"> = 64 </text:span><text:span text:style-name="T27">(podrían ser 60 bytes corrigiendo el error de ConfigurableFirmata.cpp) </text:span><text:span text:style-name="T21">del protocolo firmata </text:span><text:span text:style-name="T24">(</text:span><text:span text:style-name="T21">pero se </text:span><text:span text:style-name="T27">pueden</text:span><text:span text:style-name="T21"> enviar más datos en varios bloques </text:span><text:span text:style-name="T27">por lo el límite es la memoria disponible</text:span><text:span text:style-name="T21">, de ello se encarga automáticamente el módulo </text:span><text:span text:style-name="T9">T</text:span><text:span text:style-name="T14">T</text:span><text:span text:style-name="T9">ask</text:span><text:span text:style-name="T14">)</text:span><text:span text:style-name="T21">.</text:span></text:p>
      <text:p text:style-name="P5"/>
      <text:p text:style-name="P24">Ejemplo: Parpadeo del led 13</text:p>
      <text:p text:style-name="P14"><text:span text:style-name="T43">1</text:span><text:span text:style-name="T31">º </text:span><text:span text:style-name="T32">Crear </text:span><text:span text:style-name="T31">Pin</text:span><text:span text:style-name="T45">1</text:span><text:span text:style-name="T32"> </text:span><text:span text:style-name="T43">de Pin igual a 13 en </text:span><text:span text:style-name="T45">A</text:span><text:span text:style-name="T43">rduino, Pin</text:span><text:span text:style-name="T45">1</text:span><text:span text:style-name="T43">.P</text:span><text:span text:style-name="T32">in</text:span><text:span text:style-name="T31">=13; </text:span></text:p>
      <text:p text:style-name="P14"><text:span text:style-name="T32"><text:s text:c="70"/>Pin</text:span><text:span text:style-name="T45">1</text:span><text:span text:style-name="T32">.Mode:=PIN_MODE_OUTPUT;</text:span></text:p>
      <text:p text:style-name="P14"><text:tab/><text:tab/><text:tab/><text:tab/> <text:s text:c="6"/><text:span text:style-name="T46">Pin1.Enabled:=True; //actualiza el modo del pin</text:span></text:p>
      <text:p text:style-name="P26"><text:tab/><text:tab/><text:tab/><text:tab/> <text:s text:c="6"/><text:span text:style-name="T46">Pin1.Enabled:=False; // No es necesario que este activo para funcionar</text:span></text:p>
      <text:p text:style-name="P26"/>
      <text:p text:style-name="P11"><text:span text:style-name="T43">2</text:span>º Crear <text:span text:style-name="T43">una </text:span>tarea Task1.TaskID:=1;</text:p>
      <text:p text:style-name="P11"><text:s text:c="29"/>Task1.TimeDelay:=500; // <text:span text:style-name="T44">retraso de (</text:span><text:span text:style-name="T45">D</text:span>elay<text:span text:style-name="T45">T</text:span>ask<text:span text:style-name="T44">)</text:span> milisecs</text:p>
      <text:p text:style-name="P11"><text:tab/> <text:s text:c="12"/>Task1.RunDelay:=<text:span text:style-name="T47">0</text:span>; // <text:span text:style-name="T44">retraso antes de ejecutar la tarea</text:span> <text:span text:style-name="T47">en</text:span> milisec <text:s text:c="2"/></text:p>
      <text:p text:style-name="P11"><text:s text:c="29"/><text:span text:style-name="T45">T</text:span>ask1.RunOnce:=False; <text:s/>// <text:span text:style-name="T44">se debe reiniciar otra vez la tarea</text:span> <text:s text:c="2"/></text:p>
      <text:p text:style-name="P12"/>
      <text:p text:style-name="P13"><text:span text:style-name="T32">3</text:span><text:span text:style-name="T31">º Task1.DataTask:= Pin</text:span><text:span text:style-name="T45">1</text:span><text:span text:style-name="T31">.SetDigitalPinValue(1, false); // </text:span><text:span text:style-name="T45">añade orden de </text:span><text:span text:style-name="T31">led pin </text:span><text:span text:style-name="T45">13</text:span><text:span text:style-name="T31"> </text:span><text:span text:style-name="T44">ON</text:span></text:p>
      <text:p text:style-name="P13"><text:span text:style-name="T33">4</text:span><text:span text:style-name="T32">º</text:span><text:span text:style-name="T31"> Task1.DataTask:</text:span><text:span text:style-name="T33">= Task1.DataTask + </text:span><text:span text:style-name="T31">Task1.DelayTask(false); <text:s/>// </text:span><text:span text:style-name="T44">añade tiempo de espera</text:span><text:span text:style-name="T33"> 500 milisecs</text:span></text:p>
      <text:p text:style-name="P13"><text:span text:style-name="T33">5</text:span><text:span text:style-name="T32">º</text:span><text:span text:style-name="T31"> Task1.DataTask:</text:span><text:span text:style-name="T33">= Task1.DataTask + Pin</text:span><text:span text:style-name="T45">1</text:span><text:span text:style-name="T33">.SetDigitalPinValue(0, false); // </text:span><text:span text:style-name="T45">añade orden </text:span><text:span text:style-name="T33">led pin </text:span><text:span text:style-name="T45">13</text:span><text:span text:style-name="T33"> </text:span><text:span text:style-name="T44">OFF</text:span></text:p>
      <text:p text:style-name="P13"/>
      <text:p text:style-name="P14"><text:span text:style-name="T44">6</text:span><text:span text:style-name="T33">º</text:span> <text:span text:style-name="T34">Ejecutar tarea </text:span>Task1.Enabled:=true; <text:s/>// <text:span text:style-name="T44">Como</text:span><text:span text:style-name="T33"> Task1.RunOnce:=False </text:span><text:span text:style-name="T44">se añade un</text:span><text:span text:style-name="T33"> Delay</text:span><text:span text:style-name="T44">Task automáticamente</text:span><text:span text:style-name="T33"> </text:span></text:p>
      <text:p text:style-name="P10"><text:span text:style-name="T26">7º </text:span><text:span text:style-name="T25">Para c</text:span><text:span text:style-name="T23">ancelar </text:span><text:span text:style-name="T25">la </text:span><text:span text:style-name="T21">tarea </text:span><text:span text:style-name="T25">hacer </text:span><text:span text:style-name="T21">Task1.Enabled:=false; <text:s/></text:span></text:p>
      <text:p text:style-name="P4"/>
      <text:p text:style-name="P4"><text:span text:style-name="T48">Como puede verse este componente realiza tareas periódicas sencillas independientes del cliente. </text:span>Sería <text:span text:style-name="T48">muy </text:span>interesante una mejora de Scheduler <text:span text:style-name="T48">(TTask)</text:span> con más funciones sobre todo un “IF” según un valor de pin y/o variable se lan<text:span text:style-name="T48">c</text:span>e una tarea u otra. Muy útil sobre todo para los ESP32 y ESP8266 debido a su gran memoria y velocida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3-08T16:41:54.758756013</meta:creation-date>
    <dc:date>2023-01-08T11:54:51.181000000</dc:date>
    <meta:editing-duration>PT36M28S</meta:editing-duration>
    <meta:editing-cycles>13</meta:editing-cycles>
    <meta:generator>LibreOffice/7.3.4.2$Windows_X86_64 LibreOffice_project/728fec16bd5f605073805c3c9e7c4212a0120dc5</meta:generator>
    <meta:document-statistic meta:table-count="0" meta:image-count="0" meta:object-count="0" meta:page-count="2" meta:paragraph-count="39" meta:word-count="788" meta:character-count="5863" meta:non-whitespace-character-count="4513"/>
  </office:meta>
</office:document-meta>
</file>